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
          <table:table-cell table:style-name="ce17" office:value-type="date" office:date-value="2017-09-01" calcext:value-type="date">
            <text:p>2017-09-01</text:p>
          </table:table-cell>
          <table:table-cell table:number-columns-repeated="8"/>
          <table:table-cell office:value-type="string" calcext:value-type="string">
            <text:p>- 10,00 COS301: 203 Little</text:p>
          </table:table-cell>
          <table:table-cell table:number-columns-repeated="1014"/>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00:34:14.660042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1T00:59:05.349536520</dc:date>
    <meta:creation-date>2016-09-05T22:47:24Z</meta:creation-date>
    <meta:editing-cycles>1014</meta:editing-cycles>
    <meta:editing-duration>P20DT17H28M12S</meta:editing-duration>
    <meta:generator>LibreOffice/5.2.3.3$Linux_X86_64 LibreOffice_project/20m0$Build-3</meta:generator>
    <meta:document-statistic meta:table-count="4" meta:cell-count="3464" meta:object-count="0"/>
  </office:meta>
</office:document-meta>
</file>